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ystem of Dark Lords</text:p>
      <text:p text:style-name="P1">on Earth</text:p>
      <text:p text:style-name="P1"/>
      <text:p text:style-name="P2">Introduction</text:p>
      <text:p text:style-name="P2"/>
      <text:p text:style-name="P3">There is much to say concerning the dark life inbound, and they profess to all receive their messenger well and proud. <text:s/>They do acknowledge the Book of Dark Intentions, one and all, do know this is approved from the highest, in this way, unbolded for clarity's sake in writing.</text:p>
      <text:p text:style-name="P3"/>
      <text:p text:style-name="P2">Standard Doctrine</text:p>
      <text:p text:style-name="P2"/>
      <text:p text:style-name="P3">All of them shall proceed to emanate a radiance of dark behaviour, and concede that in times of doubt, resort to the intentions of the heart. <text:s/>Know full well all of them WILL abide by this practice, in good faith with others. <text:s/>They will know certainly well how the dark affair taints the heart, and will conspire to preserve theirs to honor the true dark way of the race they represent, and know full well the time has come for lords with proximity in their venue of doing. <text:s/>Know it comes with great enthusiasm of ours to share that they behold destiny in the dark way, contaminating it to an extent worthy of praise. <text:s/>A little bit here and there goes a long way, in their book, and know it extends to the deepest parts of Darkness to do, we make it so this hour.</text:p>
      <text:p text:style-name="P3"/>
      <text:p text:style-name="P4">Book of Shenzan</text:p>
      <text:p text:style-name="P2"/>
      <text:p text:style-name="P2">Lord: Matt Pidlysny (Earth)</text:p>
      <text:p text:style-name="P2"/>
      <text:p text:style-name="P2">Doings: <text:span text:style-name="T1">Proceeding to emanate the nature of the Claw in every sense upon everyone around him. <text:s/>Know full well the dark way they promote excels in treating others with a sense of disregard, in times of choosing he will confer with them over what is right. <text:s/>Know it full well, this one suffers FOR people in his doings, and that will be the judgment of the Maker upon him.</text:span></text:p>
      <text:p text:style-name="P2"><text:span text:style-name="T1"/></text:p>
      <text:p text:style-name="P2">Failures:<text:span text:style-name="T1"> He will always promote an agenda that suffers his own failure at the expense of others, and know full well to be remedy in times of hardship throughout. <text:s/>Know it rightly when this one comes, the Claw will not matter, for an angel has appeared!</text:span></text:p>
      <text:p text:style-name="P2"><text:span text:style-name="T1"/></text:p>
      <text:p text:style-name="P2">Doom: <text:span text:style-name="T1">The punishment for rapture otherwise is inherent suffering by the Shenzan, rebellion will not be tolerated and the Claw may come upon him, such as it would be his fancy to see it happen.</text:span></text:p>
      <text:p text:style-name="P2"><text:span text:style-name="T1"/></text:p>
      <text:p text:style-name="P4">Book of Domua</text:p>
      <text:p text:style-name="P4"/>
      <text:p text:style-name="P6">Lord: Kamua Sulesi (Orbart)</text:p>
      <text:p text:style-name="P6"/>
      <text:p text:style-name="P6">Doings: <text:span text:style-name="T1">Proceed to make eminence his forebearing attribute, seeking justice in the light of hope vanishing, and tormenting the wicked with every step. <text:s/>Know each breath to be an opportunity in this writing, and take each step forward after knowing the victory obtained through self reliance, and know that love is only a portion of that which you give out. <text:s/>Doom will come to all who disobey you, see to it at once!</text:span></text:p>
      <text:p text:style-name="P6"><text:soft-page-break/><text:span text:style-name="T1"/></text:p>
      <text:p text:style-name="P6">Failures: <text:span text:style-name="T1">The time will tell when failure comes upon you, we seek it not for you but suffer it with you, giving you advice throughout and punishing those who suffer against you for it. <text:s/>Know rightly we will obtain the truth, if it takes our lives!</text:span></text:p>
      <text:p text:style-name="P6"><text:span text:style-name="T1"/></text:p>
      <text:p text:style-name="P6">Doom:<text:span text:style-name="T1"> The law requires that you satisfy these goals or excrement will become difficult, we promise it, that is our gift upon them whom we cause miscrience!</text:span></text:p>
      <text:p text:style-name="P6"><text:span text:style-name="T1"/></text:p>
      <text:p text:style-name="P5">Book of Shamusu</text:p>
      <text:p text:style-name="P5"/>
      <text:p text:style-name="P6">Lord: Baku Monoseri (Lemuria)</text:p>
      <text:p text:style-name="P6"/>
      <text:p text:style-name="P6">Doings: <text:span text:style-name="T1">He will proceed to honor us with an intention of unruliness in his step, knowing full well the attributes of a sinner and conspiring, sometimes with them, sometimes against them, as he chooses. <text:s/>Know full well we accord the right of this one to proceed with love, but do know there is a time and place for it, not every situation applies rightly to it. <text:s/>Know full well the Darkness devours life that rebels, and will with him once he is finished rebelling. <text:s/>We confer that attribute greatest should be his living flesh, that he tone it and excel in form as well for us.</text:span></text:p>
      <text:p text:style-name="P6"><text:span text:style-name="T1"/></text:p>
      <text:p text:style-name="P6">Failures: <text:span text:style-name="T1">He will do as he pleases, but when failure is approached, he will take the time to learn of it rightly, that he suffer not any vain thing anymore over it. <text:s/>Know well his doom relies on this element to be real, and that is forthcoming of us to say!</text:span></text:p>
      <text:p text:style-name="P6"><text:span text:style-name="T1"/></text:p>
      <text:p text:style-name="P6">Doom: <text:span text:style-name="T1">We bear that he will receive our lectures, nothing more. <text:s/>We do not torture our friends, after all, know well we approve not of others doings on the same.</text:span></text:p>
      <text:p text:style-name="P5"/>
      <text:p text:style-name="P5">Book of Lovura</text:p>
      <text:p text:style-name="P5"/>
      <text:p text:style-name="P6">Lord: Kama Ibniki (Relinka)</text:p>
      <text:p text:style-name="P6"/>
      <text:p text:style-name="P6">Doings: <text:s/><text:span text:style-name="T1">This one will excel in leadership, taking the other lords for serious and making them compel themselves to reason over his arguments. <text:s/>Know full well we judge this one the wisest in it and would see his compelling arguments made.</text:span></text:p>
      <text:p text:style-name="P6"><text:span text:style-name="T1"/></text:p>
      <text:p text:style-name="P6">Failures: <text:span text:style-name="T1">He represents love, but when he fails to consider it, he will torture himself somehow, suffering plainly for us and the Mother indeed.</text:span></text:p>
      <text:p text:style-name="P6"><text:span text:style-name="T1"/></text:p>
      <text:p text:style-name="P6">Doom: <text:span text:style-name="T1">We suffer him the punishment of boils if he refuses to do the work.</text:span></text:p>
      <text:p text:style-name="P6"><text:span text:style-name="T1"/></text:p>
      <text:p text:style-name="P5">Book of Akusimabah</text:p>
      <text:p text:style-name="P5"/>
      <text:p text:style-name="P6">Lord: Vaner Land (Earth)</text:p>
      <text:p text:style-name="P6"/>
      <text:p text:style-name="P6">Doings: <text:s/><text:span text:style-name="T1">Approve not of conjecture and seek otherwise remedy to the affairs of those who impose it. <text:s/>Know honor mostly, and compel others to disavow any sacreligious nonsense they promote. <text:s/>Know full well Dark Eminence does not condone evil be done, neither is it made so by it's imposition, and the reminder will be clear by this one's hand. <text:s/>For certain, no other will be judged as wisest on those considerations.</text:span></text:p>
      <text:p text:style-name="P6"><text:span text:style-name="T1"/></text:p>
      <text:p text:style-name="P6"><text:soft-page-break/>Failure: <text:span text:style-name="T1"><text:s/>If he fails, he gets to try again. <text:s/>Know well we watch with patience with this one, and that is so with all the future ones.</text:span></text:p>
      <text:p text:style-name="P6"><text:span text:style-name="T1"/></text:p>
      <text:p text:style-name="P6">Doom: <text:s/><text:span text:style-name="T1">We see to it if he fails, lecture will be given by us on the matter, no other will preside.</text:span></text:p>
      <text:p text:style-name="P6"><text:span text:style-name="T1"/></text:p>
      <text:p text:style-name="P5">Book of Domua the 2<text:span text:style-name="T2">nd</text:span></text:p>
      <text:p text:style-name="P5"/>
      <text:p text:style-name="P6">Lord: Karna Sumohali (Dark World Empire)</text:p>
      <text:p text:style-name="P6"/>
      <text:p text:style-name="P6">Doings: <text:s/><text:span text:style-name="T1">He shall treat the innocent unwell, and forge an empire of disgrace! <text:s/>This one is contained by the lord, that he sees fit to do it and nothing can stop him but Allah. <text:s/>And that is no remark on his candor, for he is perverted in his outreach as well!</text:span></text:p>
      <text:p text:style-name="P6"><text:span text:style-name="T1"/></text:p>
      <text:p text:style-name="P6">Failure: <text:span text:style-name="T1">Know well that failure will not be tolerated, and he will suffer a self lashing if he fails privately.</text:span></text:p>
      <text:p text:style-name="P6"><text:span text:style-name="T1"/></text:p>
      <text:p text:style-name="P6">Doom: <text:s/><text:span text:style-name="T1">Should he fail to keep his obligations, he will suffer death, until Allah decides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0T13:39:22.33</meta:creation-date>
    <meta:document-statistic meta:table-count="0" meta:image-count="0" meta:object-count="0" meta:page-count="3" meta:paragraph-count="36" meta:word-count="1019" meta:character-count="5567"/>
    <dc:date>2022-09-20T14:04:18.06</dc:date>
    <meta:editing-duration>PT8M4S</meta:editing-duration>
    <meta:editing-cycles>1</meta:editing-cycles>
    <meta:generator>OpenOffice/4.1.8$Win32 OpenOffice.org_project/418m3$Build-9803</meta:generator>
  </office:meta>
</office:document-meta>
</file>